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.846cm" svg:height="16.967cm" svg:x="1.028cm" svg:y="15.956c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row table:style-name="ro1">
          <table:table-cell table:style-name="ce1" table:number-columns-repeated="11"/>
          <table:table-cell table:number-columns-repeated="245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59.91" calcext:value-type="float">
            <text:p>59.91</text:p>
          </table:table-cell>
          <table:table-cell table:style-name="ce8" office:value-type="float" office:value="1" calcext:value-type="float">
            <text:p>1,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,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44.78" calcext:value-type="float">
            <text:p>44.78</text:p>
          </table:table-cell>
          <table:table-cell table:style-name="ce8" table:formula="of:=([.C6]/[.C7])" office:value-type="float" office:value="1.33787405091559" calcext:value-type="float">
            <text:p>1,3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668937025457794" calcext:value-type="float">
            <text:p>0,7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31.94" calcext:value-type="float">
            <text:p>31.94</text:p>
          </table:table-cell>
          <table:table-cell table:style-name="ce8" table:formula="of:=([.C6]/[.C8])" office:value-type="float" office:value="1.87570444583594" calcext:value-type="float">
            <text:p>1,9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468926111458986" calcext:value-type="float">
            <text:p>0,5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26.03" calcext:value-type="float">
            <text:p>26.03</text:p>
          </table:table-cell>
          <table:table-cell table:style-name="ce8" table:formula="of:=([.C6]/[.C9])" office:value-type="float" office:value="2.30157510564733" calcext:value-type="float">
            <text:p>2,3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383595850941222" calcext:value-type="float">
            <text:p>0,4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24.19" calcext:value-type="float">
            <text:p>24.19</text:p>
          </table:table-cell>
          <table:table-cell table:style-name="ce8" table:formula="of:=([.C6]/[.C10])" office:value-type="float" office:value="2.47664324100868" calcext:value-type="float">
            <text:p>2,5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0.309580405126085" calcext:value-type="float">
            <text:p>0,3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7" office:value-type="float" office:value="24.52" calcext:value-type="float">
            <text:p>24.52</text:p>
          </table:table-cell>
          <table:table-cell table:style-name="ce8" table:formula="of:=([.C6]/[.C11])" office:value-type="float" office:value="2.44331158238173" calcext:value-type="float">
            <text:p>2,4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([.D11]/[.B11])" office:value-type="float" office:value="0.152706973898858" calcext:value-type="float">
            <text:p>0,2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245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19:36:30.830717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0-23T12:26:45</meta:creation-date>
    <dc:date>2021-07-17T19:46:50.969548733</dc:date>
    <meta:generator>LibreOffice/6.4.7.2$Linux_X86_64 LibreOffice_project/40$Build-2</meta:generator>
    <meta:editing-duration>PT10M21S</meta:editing-duration>
    <meta:editing-cycles>2</meta:editing-cycles>
    <meta:document-statistic meta:table-count="1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chart:legend-position="end"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198cm" svg:y="14.854cm" chart:style-name="ch7">
              <text:p>Núcleos</text:p>
            </chart:title>
          </chart:axis>
          <chart:axis chart:dimension="y" chart:name="primary-y" chart:style-name="ch8">
            <chart:title svg:x="21.447cm" svg:y="6.282cm" chart:style-name="ch7">
              <text:p>Eficiência</text:p>
            </chart:title>
          </chart:axis>
          <chart:axis chart:dimension="y" chart:name="secondary-y" chart:style-name="ch9">
            <chart:title svg:x="0.249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68937025457794">
                <text:p>0.668937025457794</text:p>
              </table:table-cell>
              <table:table-cell office:value-type="float" office:value="1.33787405091559">
                <text:p>1.33787405091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8926111458986">
                <text:p>0.468926111458986</text:p>
              </table:table-cell>
              <table:table-cell office:value-type="float" office:value="1.87570444583594">
                <text:p>1.875704445835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83595850941222">
                <text:p>0.383595850941222</text:p>
              </table:table-cell>
              <table:table-cell office:value-type="float" office:value="2.30157510564733">
                <text:p>2.30157510564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9580405126085">
                <text:p>0.309580405126085</text:p>
              </table:table-cell>
              <table:table-cell office:value-type="float" office:value="2.47664324100868">
                <text:p>2.476643241008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2706973898858">
                <text:p>0.152706973898858</text:p>
              </table:table-cell>
              <table:table-cell office:value-type="float" office:value="2.44331158238173">
                <text:p>2.4433115823817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